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標楷體" svg:font-family="標楷體" style:font-family-generic="script"/>
    <style:font-face style:name="標楷體1" svg:font-family="標楷體" style:font-family-generic="script" style:font-pitch="fixed"/>
    <style:font-face style:name="標楷體2" svg:font-family="標楷體" style:font-adornments="標準"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 svg:font-family="'Arial Unicode MS', 'Times New Roman'"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2"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3"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4" style:family="paragraph" style:parent-style-name="Standard" style:list-style-name="L1">
      <style:paragraph-properties fo:line-height="0.882cm"/>
      <style:text-properties style:font-name="標楷體" fo:font-size="14pt" fo:font-weight="bold" style:font-name-asian="標楷體" style:font-size-asian="14pt" style:font-weight-asian="bold" style:font-size-complex="14pt"/>
    </style:style>
    <style:style style:name="P5" style:family="paragraph" style:parent-style-name="Standard" style:list-style-name="L1">
      <style:paragraph-properties fo:margin-left="2cm" fo:margin-right="0cm" fo:line-height="0.882cm" fo:text-indent="-2cm" style:auto-text-indent="false"/>
      <style:text-properties style:font-name="標楷體" fo:font-size="14pt" fo:font-weight="bold" style:font-name-asian="標楷體" style:font-size-asian="14pt" style:font-weight-asian="bold" style:font-size-complex="14pt"/>
    </style:style>
    <style:style style:name="P6"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7"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8"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9" style:family="paragraph" style:parent-style-name="Standard" style:list-style-name="L1">
      <style:paragraph-properties fo:margin-left="1cm" fo:margin-right="0cm" fo:line-height="0.882cm" fo:text-indent="-1cm" style:auto-text-indent="false"/>
      <style:text-properties style:font-name="標楷體" fo:font-size="14pt" fo:font-weight="bold" style:font-name-asian="標楷體" style:font-size-asian="14pt" style:font-weight-asian="bold" style:font-size-complex="14pt"/>
    </style:style>
    <style:style style:name="P10" style:family="paragraph" style:parent-style-name="First_20_line_20_indent" style:list-style-name="L1"/>
    <style:style style:name="P11" style:family="paragraph" style:parent-style-name="First_20_line_20_indent" style:list-style-name="L1"/>
    <style:style style:name="P12" style:family="paragraph" style:parent-style-name="First_20_line_20_indent" style:list-style-name="L1"/>
    <style:style style:name="P13" style:family="paragraph" style:parent-style-name="First_20_line_20_indent" style:list-style-name="L1"/>
    <style:style style:name="P14" style:family="paragraph" style:parent-style-name="First_20_line_20_indent" style:list-style-name="L1"/>
    <style:style style:name="P15" style:family="paragraph" style:parent-style-name="Heading_20_1" style:master-page-name="Standard">
      <style:paragraph-properties fo:margin-top="0cm" fo:margin-bottom="0.21cm" fo:text-align="center" style:justify-single-word="false"/>
      <style:text-properties style:font-name="標楷體1" fo:font-size="22pt" style:font-name-asian="標楷體1" style:font-size-asian="22pt" style:font-size-complex="22pt"/>
    </style:styl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text-properties style:font-name="標楷體" fo:font-size="14pt" style:font-name-asian="標楷體" style:font-size-asian="14pt" style:font-size-complex="14pt"/>
    </style:style>
    <style:style style:name="P21" style:family="paragraph" style:parent-style-name="Text_20_body" style:list-style-name="L2">
      <style:text-properties style:font-name="標楷體" fo:font-size="14pt" style:font-name-asian="標楷體" style:font-size-asian="14pt" style:font-size-complex="14pt"/>
    </style:style>
    <style:style style:name="P22" style:family="paragraph" style:parent-style-name="Text_20_body" style:list-style-name="L2">
      <style:text-properties style:font-name="標楷體" fo:font-size="14pt" style:font-name-asian="標楷體" style:font-size-asian="14pt" style:font-size-complex="14pt"/>
    </style:style>
    <style:style style:name="P23" style:family="paragraph" style:parent-style-name="Text_20_body" style:list-style-name="L2">
      <style:text-properties style:font-name="標楷體" fo:font-size="14pt" style:font-name-asian="標楷體" style:font-size-asian="14pt" style:font-name-complex="Arial Unicode MS" style:font-size-complex="14pt"/>
    </style:style>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8"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39"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40"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41"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P42" style:family="paragraph" style:parent-style-name="Text_20_body" style:list-style-name="L2">
      <style:paragraph-properties fo:margin-top="0cm" fo:margin-bottom="0cm" fo:orphans="0" fo:widows="0" style:writing-mode="lr-tb"/>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font-name-complex="Arial Unicode MS" style:font-size-complex="14pt"/>
    </style:style>
    <style:style style:name="T3" style:family="text">
      <style:text-properties style:font-name="標楷體" fo:font-size="14pt" style:font-name-asian="標楷體" style:font-size-asian="14pt" style:language-asian="zh" style:country-asian="TW" style:font-name-complex="Arial Unicode MS" style:font-size-complex="14pt"/>
    </style:style>
    <style:style style:name="T4" style:family="text">
      <style:text-properties style:font-name="標楷體" fo:font-size="14pt" style:font-name-asian="標楷體" style:font-size-asian="14pt" style:language-asian="zh" style:country-asian="TW" style:font-size-complex="14pt"/>
    </style:style>
    <style:style style:name="T5" style:family="text">
      <style:text-properties style:font-name="標楷體" fo:font-size="14pt" fo:font-weight="bold" style:font-name-asian="標楷體" style:font-size-asian="14pt" style:font-weight-asian="bold" style:font-size-complex="14pt"/>
    </style:style>
    <style:style style:name="T6" style:family="text">
      <style:text-properties fo:font-weight="bold" style:font-weight-asian="bold"/>
    </style:style>
    <style:style style:name="T7" style:family="text">
      <style:text-properties style:language-asian="zh" style:country-asian="TW"/>
    </style:style>
    <style:style style:name="T8" style:family="text">
      <style:text-properties style:use-window-font-color="true" style:font-name="Times New Roman" fo:font-size="14pt" fo:language="en" fo:country="US" style:letter-kerning="true" style:font-name-asian="標楷體2" style:font-size-asian="14pt" style:language-asian="zh" style:country-asian="TW" style:font-name-complex="Times New Roman" style:font-size-complex="10pt" style:language-complex="ar" style:country-complex="SA"/>
    </style:style>
    <text:list-style style:name="L1">
      <text:list-level-style-number text:level="1" style:num-suffix="、" style:num-format="壹, 貳, 參, ...">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一, 二, 三, ...">
        <style:list-level-properties text:space-before="1.27cm" text:min-label-width="0.635cm"/>
      </text:list-level-style-number>
      <text:list-level-style-number text:level="3" text:style-name="Numbering_20_Symbols" style:num-prefix="(" style:num-suffix=")" style:num-format="一, 二, 三, ...">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117">
      <number:year number:calendar="ROC"/>
      <number:text>年度</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花蓮縣地方稅務局<text:date style:data-style-name="N117" text:date-value="2009-11-03T14:45:35.89" text:date-adjust="PT8760H00M00S">99年度</text:date>資訊稽核工作計畫</text:h>
      <text:list text:style-name="L1">
        <text:list-item>
          <text:p text:style-name="P1">依據：</text:p>
        </text:list-item>
      </text:list>
      <text:list text:style-name="L2">
        <text:list-item>
          <text:list>
            <text:list-item>
              <text:p text:style-name="P37">財政部77年12月28日台財資字第7930892號<text:span text:style-name="T7">函</text:span>頒「財稅資訊處理手冊－稽核管理」規定</text:p>
            </text:list-item>
            <text:list-item>
              <text:p text:style-name="P37"><text:span text:style-name="T6">財政部暨所屬機關資訊安全管理準則</text:span>。</text:p>
            </text:list-item>
          </text:list>
        </text:list-item>
      </text:list>
      <text:list text:style-name="L1" text:continue-numbering="true">
        <text:list-item>
          <text:p text:style-name="P1">目的：</text:p>
          <text:p text:style-name="P16"><text:span text:style-name="T1">為健全資訊作業制度，</text:span><text:span text:style-name="T5">強化本局資訊安全管理</text:span><text:span text:style-name="T1">，增進應用控制的能力及資訊作業效益，期整體財稅資訊業務順利進行，並發揮預防矯治之功效。</text:span></text:p>
        </text:list-item>
        <text:list-item>
          <text:p text:style-name="P1">稽核人員：</text:p>
          <text:p text:style-name="P16">資訊稽核小組成員（詳如「花蓮縣地方稅務局資訊稽核小組成員名冊」）。</text:p>
        </text:list-item>
        <text:list-item>
          <text:p text:style-name="P1">工作項目：</text:p>
        </text:list-item>
      </text:list>
      <text:list text:style-name="L2">
        <text:list-item text:start-value="1">
          <text:list>
            <text:list-item text:start-value="1">
              <text:p text:style-name="P18">定期稽核：就本局資訊安全管理各項作業及其他相關業務進行查核。</text:p>
              <text:list>
                <text:list-item>
                  <text:p text:style-name="P18"><text:span text:style-name="T1">實施進度：</text:span><text:span text:style-name="T4">依據</text:span><text:span text:style-name="T1">「花蓮縣地方稅務局</text:span><text:span text:style-name="T1"><text:date style:data-style-name="N117" text:date-value="2009-11-03T14:45:35.89" text:date-adjust="PT8760H00M00S">99年度</text:date></text:span><text:span text:style-name="T1">資訊稽核預定（實際）實施進度表」。</text:span></text:p>
                </text:list-item>
                <text:list-item>
                  <text:p text:style-name="P20">稽核範圍：</text:p>
                  <text:list>
                    <text:list-item>
                      <text:p text:style-name="P18">受檢單位：<text:span text:style-name="T7">全局</text:span>。</text:p>
                    </text:list-item>
                    <text:list-item>
                      <text:p text:style-name="P18">受檢業務：</text:p>
                      <text:list>
                        <text:list-item>
                          <text:p text:style-name="P23">風險評鑑與管理之稽核(一般控制)。</text:p>
                        </text:list-item>
                        <text:list-item>
                          <text:p text:style-name="P18"><text:span text:style-name="T2">安全政策</text:span><text:span text:style-name="T1">之稽核</text:span><text:span text:style-name="T2">(一般控制)</text:span><text:span text:style-name="T1">。</text:span></text:p>
                        </text:list-item>
                        <text:list-item>
                          <text:p text:style-name="P18"><text:span text:style-name="T2">資訊安全組織</text:span><text:span text:style-name="T1">之稽核</text:span><text:span text:style-name="T2">(一般控制)</text:span><text:span text:style-name="T1">。</text:span></text:p>
                        </text:list-item>
                        <text:list-item>
                          <text:p text:style-name="P18"><text:span text:style-name="T2">資</text:span><text:span text:style-name="T1">產管理之稽核</text:span><text:span text:style-name="T2">(一般控制)</text:span><text:span text:style-name="T1">。</text:span></text:p>
                        </text:list-item>
                        <text:list-item>
                          <text:p text:style-name="P18"><text:span text:style-name="T2">人力資源安全</text:span><text:span text:style-name="T1">之稽核</text:span><text:span text:style-name="T2">(一般控制)</text:span><text:span text:style-name="T1">。</text:span></text:p>
                        </text:list-item>
                        <text:list-item>
                          <text:p text:style-name="P18"><text:span text:style-name="T2">實體與環境安全</text:span><text:span text:style-name="T1">之稽核</text:span><text:span text:style-name="T2">(一般控制)</text:span><text:span text:style-name="T1">。</text:span></text:p>
                        </text:list-item>
                        <text:list-item>
                          <text:p text:style-name="P18"><text:span text:style-name="T2">通訊與作業管理</text:span><text:span text:style-name="T1">之稽核</text:span><text:span text:style-name="T2">(應用控制</text:span><text:span text:style-name="T3">、含財稅網路連線作業及資料庫稽核</text:span><text:span text:style-name="T2">)</text:span><text:span text:style-name="T1">。</text:span></text:p>
                        </text:list-item>
                        <text:list-item>
                          <text:p text:style-name="P18"><text:span text:style-name="T2">存取控制</text:span><text:span text:style-name="T1">之稽核</text:span><text:span text:style-name="T2">(應用控制)</text:span><text:span text:style-name="T1">。</text:span></text:p>
                        </text:list-item>
                        <text:list-item>
                          <text:p text:style-name="P18"><text:span text:style-name="T2">資訊系統獲取、開發及維護</text:span><text:span text:style-name="T1">稽核</text:span><text:span text:style-name="T2">(績效控制</text:span><text:span text:style-name="T3">、含網頁資料更新維護之稽核</text:span><text:span text:style-name="T2">)</text:span><text:span text:style-name="T1">。</text:span></text:p>
                        </text:list-item>
                        <text:list-item>
                          <text:p text:style-name="P20">資訊安全事故管理之稽核。</text:p>
                        </text:list-item>
                        <text:list-item>
                          <text:p text:style-name="P18"><text:span text:style-name="T2">營運持續管理</text:span><text:span text:style-name="T1">之稽核(含模擬災變回復作業演練)。</text:span></text:p>
                        </text:list-item>
                        <text:list-item>
                          <text:p text:style-name="P18"><text:span text:style-name="T2">遵行性</text:span><text:span text:style-name="T1">之稽核。</text:span></text:p>
                        </text:list-item>
                      </text:list>
                    </text:list-item>
                    <text:list-item>
                      <text:p text:style-name="P20">稽核方式：</text:p>
                      <text:list>
                        <text:list-item>
                          <text:p text:style-name="P37">稽核前先召開稽核預備會議研商<text:span text:style-name="T8">稽核細項及人員分組</text:span>（或簽核）有關事項。</text:p>
                        </text:list-item>
                        <text:list-item>
                          <text:p text:style-name="P37">通知受檢單位先預檢並備妥資料備檢。</text:p>
                        </text:list-item>
                        <text:list-item>
                          <text:p text:style-name="P37">瞭解作業資料。</text:p>
                        </text:list-item>
                        <text:list-item>
                          <text:p text:style-name="P37">實地查核作業資料。</text:p>
                        </text:list-item>
                      </text:list>
                    </text:list-item>
                  </text:list>
                </text:list-item>
              </text:list>
            </text:list-item>
            <text:list-item>
              <text:p text:style-name="P18">專案稽核：依局長指示或臨時需要查核之業務，按作業期限、業務特性等另行訂定「專案稽核工作計畫」。</text:p>
            </text:list-item>
          </text:list>
        </text:list-item>
      </text:list>
      <text:list text:style-name="L1" text:continue-numbering="true">
        <text:list-item>
          <text:p text:style-name="P5">作業準備：</text:p>
          <text:p text:style-name="P10">資訊稽核小組執行稽核工作前，作業程序及應行注意事項等均應依「財稅資訊處理手冊—稽核管理」手冊第3章各節規定暨本局資訊安全有關規定辦理。</text:p>
        </text:list-item>
        <text:list-item>
          <text:p text:style-name="P6">檢查配合：</text:p>
          <text:p text:style-name="P10">資訊稽核小組及受檢單位應依作業權責與配合事項先行就受檢業務進行瞭解與溝通。</text:p>
        </text:list-item>
        <text:list-item>
          <text:p text:style-name="P6">執行注意事項：</text:p>
          <text:p text:style-name="P10">執行各項業務稽核時，稽核人員須將檢查情形及建議改進事項摘錄於「工作底稿」，並依檢查項目撰寫稽核結果總結報告。</text:p>
        </text:list-item>
        <text:list-item>
          <text:p text:style-name="P6">報告與列管： </text:p>
          <text:p text:style-name="P10">完成各項稽核作業後，依期限撰寫「資訊稽核報告書」陳核，對應行追蹤列管者，請企畫科（稽核股）辦理。</text:p>
        </text:list-item>
        <text:list-item>
          <text:p text:style-name="P6">計畫報核：</text:p>
          <text:p text:style-name="P10">本計畫陳　長核定後實施，並陳報財政部核備，修正時亦同。</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標楷體" svg:font-family="標楷體" style:font-family-generic="script"/>
    <style:font-face style:name="標楷體1" svg:font-family="標楷體" style:font-family-generic="script" style:font-pitch="fixed"/>
    <style:font-face style:name="標楷體2" svg:font-family="標楷體" style:font-adornments="標準" style:font-family-generic="script" style:font-pitch="fixed"/>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Unicode MS" svg:font-family="'Arial Unicode MS', 'Times New Roman'"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cm"/>
      <style:text-properties fo:font-size="14pt" style:font-name-asian="標楷體2"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1.101cm" fo:margin-right="0cm" fo:text-indent="-1.101cm" style:auto-text-indent="false"/>
      <style:text-properties style:font-name="標楷體" fo:font-size="16pt" style:font-name-asian="標楷體" style:font-size-asian="16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本文縮排_20_2" style:display-name="本文縮排 2" style:family="paragraph" style:parent-style-name="Standard">
      <style:paragraph-properties fo:margin-left="5.001cm" fo:margin-right="0cm" fo:text-indent="-5.001cm" style:auto-text-indent="false"/>
      <style:text-properties style:font-name="標楷體" fo:font-size="16pt" style:font-name-asian="標楷體" style:font-size-asian="16pt"/>
    </style:style>
    <style:style style:name="註解方塊文字" style:family="paragraph" style:parent-style-name="Standard">
      <style:text-properties style:font-name="Arial" fo:font-size="9pt" style:font-size-asian="9pt" style:font-size-complex="9pt"/>
    </style:style>
    <style:style style:name="Numbering_20_Symbols" style:display-name="Numbering Symbols" style:family="text">
      <style:text-properties style:use-window-font-color="true" style:font-name="標楷體" fo:font-size="14pt" fo:language="en" fo:country="US" style:letter-kerning="true" style:font-name-asian="標楷體" style:font-size-asian="14pt" style:language-asian="zh" style:country-asian="TW" style:font-size-complex="14pt" style:language-complex="ar" style:country-complex="SA"/>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99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5cm" text:min-label-width="0.99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99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501cm" fo:margin-bottom="1.501cm" fo:margin-left="1.801cm" fo:margin-right="1.501cm" style:writing-mode="lr-tb" style:layout-grid-color="#c0c0c0" style:layout-grid-lines="30" style:layout-grid-base-height="0.423cm" style:layout-grid-ruby-height="0.459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花蓮縣稅捐稽徵處八十九年資訊稽核工作計畫草案</dc:title>
    <meta:initial-creator>電作課</meta:initial-creator>
    <meta:creation-date>2006-09-20T09:58:00</meta:creation-date>
    <dc:date>2009-11-03T14:45:35</dc:date>
    <meta:print-date>2009-11-03T14:45:19</meta:print-date>
    <dc:language>en-US</dc:language>
    <meta:editing-cycles>26</meta:editing-cycles>
    <meta:editing-duration>PT9H24M6S</meta:editing-duration>
    <meta:user-defined meta:name="Info 1"/>
    <meta:user-defined meta:name="Info 2"/>
    <meta:user-defined meta:name="Info 3"/>
    <meta:user-defined meta:name="Info 4"/>
    <meta:document-statistic meta:table-count="0" meta:image-count="0" meta:object-count="0" meta:page-count="2" meta:paragraph-count="42" meta:word-count="424" meta:character-count="869"/>
  </office:meta>
</office:document-meta>
</file>